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d0de" officeooo:paragraph-rsid="0016d0de"/>
    </style:style>
    <style:style style:name="P2" style:family="paragraph" style:parent-style-name="Standard">
      <style:text-properties officeooo:rsid="00193780" officeooo:paragraph-rsid="00193780"/>
    </style:style>
    <style:style style:name="P3" style:family="paragraph" style:parent-style-name="Standard">
      <style:text-properties officeooo:rsid="0019bd20" officeooo:paragraph-rsid="0019bd20"/>
    </style:style>
    <style:style style:name="P4" style:family="paragraph" style:parent-style-name="Standard">
      <style:text-properties officeooo:rsid="001c3137" officeooo:paragraph-rsid="001c3137"/>
    </style:style>
    <style:style style:name="P5" style:family="paragraph" style:parent-style-name="Standard">
      <style:text-properties officeooo:rsid="001f693c" officeooo:paragraph-rsid="001f693c"/>
    </style:style>
    <style:style style:name="P6" style:family="paragraph" style:parent-style-name="Standard">
      <style:text-properties officeooo:rsid="00211a35" officeooo:paragraph-rsid="00211a35"/>
    </style:style>
    <style:style style:name="P7" style:family="paragraph" style:parent-style-name="Standard">
      <style:text-properties officeooo:rsid="00223c77" officeooo:paragraph-rsid="00223c77"/>
    </style:style>
    <style:style style:name="P8" style:family="paragraph" style:parent-style-name="Standard">
      <style:text-properties officeooo:rsid="002336c0" officeooo:paragraph-rsid="002336c0"/>
    </style:style>
    <style:style style:name="P9" style:family="paragraph" style:parent-style-name="Standard">
      <style:text-properties officeooo:rsid="00235fbf" officeooo:paragraph-rsid="00235fbf"/>
    </style:style>
    <style:style style:name="P10" style:family="paragraph" style:parent-style-name="Standard">
      <style:text-properties officeooo:rsid="0024f581" officeooo:paragraph-rsid="0024f581"/>
    </style:style>
    <style:style style:name="P11" style:family="paragraph" style:parent-style-name="Standard">
      <style:text-properties officeooo:rsid="0026409d" officeooo:paragraph-rsid="0026409d"/>
    </style:style>
    <style:style style:name="P12" style:family="paragraph" style:parent-style-name="Standard">
      <style:text-properties officeooo:rsid="00281b9f" officeooo:paragraph-rsid="00281b9f"/>
    </style:style>
    <style:style style:name="P13" style:family="paragraph" style:parent-style-name="Standard">
      <style:text-properties officeooo:rsid="00284ea8" officeooo:paragraph-rsid="00284ea8"/>
    </style:style>
    <style:style style:name="P14" style:family="paragraph" style:parent-style-name="Standard">
      <style:text-properties officeooo:rsid="002bac99" officeooo:paragraph-rsid="002bac99"/>
    </style:style>
    <style:style style:name="P15" style:family="paragraph" style:parent-style-name="Standard">
      <style:text-properties officeooo:rsid="002bac99" officeooo:paragraph-rsid="002bb3f3"/>
    </style:style>
    <style:style style:name="P16" style:family="paragraph" style:parent-style-name="Standard">
      <style:text-properties officeooo:rsid="002bac99" officeooo:paragraph-rsid="002ddf1b"/>
    </style:style>
    <style:style style:name="P17" style:family="paragraph" style:parent-style-name="Standard">
      <style:text-properties officeooo:rsid="002bfb81" officeooo:paragraph-rsid="002bfb81"/>
    </style:style>
    <style:style style:name="P18" style:family="paragraph" style:parent-style-name="Standard">
      <style:text-properties officeooo:rsid="00304866" officeooo:paragraph-rsid="00304866"/>
    </style:style>
    <style:style style:name="P19" style:family="paragraph" style:parent-style-name="Standard">
      <style:text-properties officeooo:rsid="0030e687" officeooo:paragraph-rsid="0030e687"/>
    </style:style>
    <style:style style:name="T1" style:family="text">
      <style:text-properties officeooo:rsid="00181ded"/>
    </style:style>
    <style:style style:name="T2" style:family="text">
      <style:text-properties officeooo:rsid="0019bd20"/>
    </style:style>
    <style:style style:name="T3" style:family="text">
      <style:text-properties officeooo:rsid="001c3137"/>
    </style:style>
    <style:style style:name="T4" style:family="text">
      <style:text-properties officeooo:rsid="001d7a77"/>
    </style:style>
    <style:style style:name="T5" style:family="text">
      <style:text-properties officeooo:rsid="001f693c"/>
    </style:style>
    <style:style style:name="T6" style:family="text">
      <style:text-properties officeooo:rsid="0024f581"/>
    </style:style>
    <style:style style:name="T7" style:family="text">
      <style:text-properties officeooo:rsid="002bb3f3"/>
    </style:style>
    <style:style style:name="T8" style:family="text">
      <style:text-properties officeooo:rsid="002e66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everybody, my name is LE Van Linh.</text:p>
      <text:p text:style-name="P1">Today, I am very pleasured to present our works about predicting the landmarks on beetle pronotum.</text:p>
      <text:p text:style-name="P1">This is a collaborative-research with Marie, <text:span text:style-name="T1">Akka, who are my supervisors at LaBRI, Bordeaux University; and, Nicolas, a collaborative-researcher in France, he is working at INRA Rennes.</text:span></text:p>
      <text:p text:style-name="P1"/>
      <text:p text:style-name="P2">Slide <text:span text:style-name="T4">1</text:span></text:p>
      <text:p text:style-name="P2">In the research, we study the interaction between the evolution of insect with the environment based on the morphometry characteristic for examples shape, size, landmarks.</text:p>
      <text:p text:style-name="P2">As a collaboration with the biologists, in this study, we have chosen landmarks to do that.</text:p>
      <text:p text:style-name="P2">Landmark is a kind of point of interest. <text:span text:style-name="T2">It contains the information about ….</text:span></text:p>
      <text:p text:style-name="P3">for example, the intersection of veins on fly wings, the corner of beetle’s pronotum.</text:p>
      <text:p text:style-name="P3"/>
      <text:p text:style-name="P3">Slide <text:span text:style-name="T4">2</text:span></text:p>
      <text:p text:style-name="P3">In this project, we used a dataset includes the images of 293 beetles in France. For each beetle, we have captured 5 images corresponding to 5 parts of beetles: left, right mandible, head, body and pronotum.</text:p>
      <text:p text:style-name="P3">All the images are taken under <text:span text:style-name="T3">the </text:span>same camera with the same conditions.</text:p>
      <text:p text:style-name="P3">In the context of this study, we focus on pronotum images</text:p>
      <text:p text:style-name="P3"/>
      <text:p text:style-name="P4">Slide <text:span text:style-name="T5">3</text:span></text:p>
      <text:p text:style-name="P5">3-1</text:p>
      <text:p text:style-name="P4">In the previous study, we have estimated the landmarks on left and right mandible. In this case, the mandibles are easy to segment and most of landmarks are stayed on the shape of mandibles. </text:p>
      <text:p text:style-name="P5">3-2</text:p>
      <text:p text:style-name="P4">In the case of pronotum is different. We have both the landmarks on the shape and inside the object. Additional, the segmentation is very noises, it really difficult to apply the same method than mandible.</text:p>
      <text:p text:style-name="P5">3-3</text:p>
      <text:p text:style-name="P4">So, <text:span text:style-name="T5">the question is</text:span> <text:span text:style-name="T5">h</text:span>ow to predict the landmarks on pronotum images?</text:p>
      <text:p text:style-name="P5">In this presentation, I will present to you the method that we use to solve this question.</text:p>
      <text:p text:style-name="P5"/>
      <text:p text:style-name="P5">Slide 4</text:p>
      <text:p text:style-name="P6">In this presentatio, firstly I will present a short summary about deep learning and convolutional neural network.</text:p>
      <text:p text:style-name="P6">Then, I will talk about our network which we have used to predict the landmarks on pronotum images. In this part, I will also talk about the process to augment our data and the experiments.</text:p>
      <text:p text:style-name="P7">At the end, we would like to show the result that we have obtained.</text:p>
      <text:p text:style-name="P7"/>
      <text:p text:style-name="P8">Slide 5</text:p>
      <text:p text:style-name="P10">5-1</text:p>
      <text:p text:style-name="P9">As we known, deep learning is a class of machine learning. It use a cascade of multi layers to extract and transform the features. The output of a layer may be used as input of the next layer. <text:span text:style-name="T6">Like other machine learning methods, deep learning can also learn in supervised or unsupervised mode.</text:span></text:p>
      <text:p text:style-name="P11">5-2</text:p>
      <text:p text:style-name="P11">From the beginning until now, deep learning have applied in many tasks in different subjects, such as computer vision, speech recognition, or language translation,…</text:p>
      <text:p text:style-name="P11"/>
      <text:p text:style-name="P12">Slide 6</text:p>
      <text:p text:style-name="P13">A CNN usually contains an input, an output and multiple hidden layers between input and output. The computing in CNN is mostly affect in 3 dimensions: width, height and depth.</text:p>
      <text:p text:style-name="P13">Some commonly layers that used as hidden layers in CNN are <text:s/>CONV, POOLING, DROPOUT, …</text:p>
      <text:p text:style-name="P14"><text:soft-page-break/>Slide 7</text:p>
      <text:p text:style-name="P17">7-1</text:p>
      <text:p text:style-name="P15">Based on the knowledge about deep learning and CNN, we proposed an architecture to predict the landmarks <text:span text:style-name="T8">that</text:span> includes some elementary block. Each elementary block includes a CONV layer, a max POOL layer and a DROPOUT layer.</text:p>
      <text:p text:style-name="P16"><text:span text:style-name="T7">7-2</text:span></text:p>
      <text:p text:style-name="P18">Our model includes 3 elementary blocks, followed by 3 full-connected layers and a dropout layers. The <text:s/>output of the last FC layer is 16 corresponding to the coordinates of 8 landmarks on pronotum.</text:p>
      <text:p text:style-name="P18"/>
      <text:p text:style-name="P19">Slide 8</text:p>
      <text:p text:style-name="P1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6:07:57.219253143</meta:creation-date>
    <meta:generator>LibreOffice/5.1.6.2$Linux_X86_64 LibreOffice_project/10m0$Build-2</meta:generator>
    <dc:date>2018-05-04T17:09:36.865127205</dc:date>
    <meta:editing-duration>PT1H1M27S</meta:editing-duration>
    <meta:editing-cycles>24</meta:editing-cycles>
    <meta:document-statistic meta:table-count="0" meta:image-count="0" meta:object-count="0" meta:page-count="2" meta:paragraph-count="39" meta:word-count="559" meta:character-count="3224" meta:non-whitespace-character-count="2699"/>
  </office:meta>
</office:document-meta>
</file>